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fc1" officeooo:paragraph-rsid="00189fc1"/>
    </style:style>
    <style:style style:name="P2" style:family="paragraph" style:parent-style-name="Standard" style:list-style-name="L1">
      <style:text-properties officeooo:rsid="00189fc1" officeooo:paragraph-rsid="00189fc1"/>
    </style:style>
    <style:style style:name="P3" style:family="paragraph" style:parent-style-name="Standard">
      <style:text-properties officeooo:paragraph-rsid="00189fc1"/>
    </style:style>
    <style:style style:name="P4" style:family="paragraph" style:parent-style-name="Standard" style:list-style-name="L1">
      <style:text-properties officeooo:paragraph-rsid="00189fc1"/>
    </style:style>
    <style:style style:name="P5" style:family="paragraph" style:parent-style-name="Standard" style:list-style-name="L3">
      <style:text-properties officeooo:paragraph-rsid="00189fc1"/>
    </style:style>
    <style:style style:name="P6" style:family="paragraph" style:parent-style-name="Standard" style:list-style-name="L3">
      <style:text-properties officeooo:paragraph-rsid="0018c99a"/>
    </style:style>
    <style:style style:name="P7" style:family="paragraph" style:parent-style-name="Standard">
      <style:text-properties officeooo:rsid="0019f8ae" officeooo:paragraph-rsid="0019f8ae"/>
    </style:style>
    <style:style style:name="P8" style:family="paragraph" style:parent-style-name="Standard" style:list-style-name="L4">
      <style:text-properties officeooo:rsid="0019f8ae" officeooo:paragraph-rsid="0019f8ae"/>
    </style:style>
    <style:style style:name="P9" style:family="paragraph" style:parent-style-name="Standard" style:list-style-name="L5">
      <style:text-properties officeooo:rsid="0019f8ae" officeooo:paragraph-rsid="0019f8ae"/>
    </style:style>
    <style:style style:name="P10" style:family="paragraph" style:parent-style-name="Standard">
      <style:text-properties officeooo:rsid="001d56cd" officeooo:paragraph-rsid="001d56cd"/>
    </style:style>
    <style:style style:name="P11" style:family="paragraph" style:parent-style-name="Standard" style:list-style-name="L6">
      <style:text-properties officeooo:rsid="001d56cd" officeooo:paragraph-rsid="001d56cd"/>
    </style:style>
    <style:style style:name="P12" style:family="paragraph" style:parent-style-name="Standard" style:list-style-name="L3">
      <style:text-properties officeooo:rsid="001d56cd" officeooo:paragraph-rsid="001d56cd"/>
    </style:style>
    <style:style style:name="T1" style:family="text">
      <style:text-properties officeooo:rsid="00189fc1"/>
    </style:style>
    <style:style style:name="T2" style:family="text">
      <style:text-properties officeooo:rsid="001b9e4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pezifikationen</text:p>
      <text:p text:style-name="P1"/>
      <text:p text:style-name="P1">Leveleditor:</text:p>
      <text:p text:style-name="P1">Graphische Oberfläche</text:p>
      <text:p text:style-name="P1">Ausgabe der Levelinformationen in Form von einer XML Datei die</text:p>
      <text:p text:style-name="P1">die Spielbrettinformation <text:span text:style-name="T2">(pro Feld)</text:span> enthält sowie einer Image Datei des Spielbretts</text:p>
      <text:p text:style-name="P1"/>
      <text:p text:style-name="P1"/>
      <text:p text:style-name="P1"/>
      <text:p text:style-name="P1"/>
      <text:p text:style-name="P1">Spiel:</text:p>
      <text:p text:style-name="P1"/>
      <text:list xml:id="list8790986676406143162" text:style-name="L1">
        <text:list-item>
          <text:p text:style-name="P4"><text:span text:style-name="T1">1 vs 1 oder X vs X</text:span></text:p>
        </text:list-item>
        <text:list-item>
          <text:p text:style-name="P2">Eine Hauptbasis/Königseinheit (je nach Spielprinzip) deren </text:p>
          <text:p text:style-name="P2">Einnahme/Zerstörung das Spielziel darstellt</text:p>
        </text:list-item>
        <text:list-item>
          <text:p text:style-name="P2">Zugweise abwechselnd (alle verfügbaren Einheiten bewegbar pro Zug)</text:p>
        </text:list-item>
        <text:list-item>
          <text:p text:style-name="P2">Spielwährung von der verschiedene neue Einheiten gekauft werden können</text:p>
          <text:p text:style-name="P2">(Spezifizierung siehe Punkt „Einheiten“)</text:p>
          <text:list>
            <text:list-item>
              <text:p text:style-name="P2">Verdienung der Spielwährung denkbar durch</text:p>
              <text:list>
                <text:list-item>
                  <text:p text:style-name="P2">Halten von Ressourcenpunkten</text:p>
                </text:list-item>
                <text:list-item>
                  <text:p text:style-name="P2">Einsammeln von Boni und den Überesten von Zerstörten Einheiten</text:p>
                  <text:p text:style-name="P2">(Zurückbringen zur Basis für das Balancing evtl. notwendig)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3"><text:span text:style-name="T1">Einheiten, Bewegung, Kampf</text:span></text:p>
      <text:p text:style-name="P3"/>
      <text:p text:style-name="P3"><text:span text:style-name="T1">Einheiten:</text:span></text:p>
      <text:list xml:id="list4639329219352341784" text:style-name="L3">
        <text:list-item>
          <text:p text:style-name="P5"><text:span text:style-name="T1">Bewegungsreichweite</text:span></text:p>
        </text:list-item>
        <text:list-item>
          <text:p text:style-name="P5"><text:span text:style-name="T1">Kosten (Bauzeit?)</text:span></text:p>
          <text:list>
            <text:list-item>
              <text:p text:style-name="P6"><text:span text:style-name="T1">Höhe des Drops („on die“)</text:span></text:p>
            </text:list-item>
          </text:list>
        </text:list-item>
        <text:list-item>
          <text:p text:style-name="P6"><text:span text:style-name="T1">Leben</text:span></text:p>
        </text:list-item>
        <text:list-item>
          <text:p text:style-name="P6"><text:span text:style-name="T1">Kampfstärke </text:span></text:p>
          <text:list>
            <text:list-item>
              <text:p text:style-name="P6"><text:span text:style-name="T1">Kampfmodus?</text:span></text:p>
            </text:list-item>
            <text:list-item>
              <text:p text:style-name="P6"><text:span text:style-name="T1">Ableitung = Leben*Kampfmultiplikator?</text:span></text:p>
            </text:list-item>
          </text:list>
        </text:list-item>
        <text:list-item>
          <text:p text:style-name="P12">Angriffsreichweite? (Kampfmodus) </text:p>
        </text:list-item>
        <text:list-item>
          <text:p text:style-name="P12">maximale Tragekapazität für Ressourcen?</text:p>
        </text:list-item>
        <text:list-item>
          <text:p text:style-name="P12"/>
        </text:list-item>
      </text:list>
      <text:p text:style-name="P1"/>
      <text:p text:style-name="P7">Bewegungsphase:</text:p>
      <text:list xml:id="list4474462372109183771" text:style-name="L5">
        <text:list-item>
          <text:p text:style-name="P9">Bewegung immer in ganzen Feldern nur horizontal und vertikal</text:p>
        </text:list-item>
      </text:list>
      <text:list xml:id="list5556166741640837594" text:style-name="L4">
        <text:list-item>
          <text:p text:style-name="P8">Es darf jede pro Zug Einheit bewegt werden die nicht aussetzen muss wgn Bauphase oder</text:p>
          <text:p text:style-name="P8">besonderen Modi/Boni</text:p>
        </text:list-item>
        <text:list-item>
          <text:p text:style-name="P8">Eine Einheit darf nach ihrer Bewegung angreifen und ihre Rest Bewegung verfällt wenn sie stehen bleibt oder einen Angriff ausführt (Sonderregel möglich)</text:p>
        </text:list-item>
        <text:list-item>
          <text:p text:style-name="P8">Verschiedene Felder kosten unterschiedlich viele Bewegungspunkte oder blockieren die Bewegung</text:p>
        </text:list-item>
      </text:list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10">Kampf:</text:p>
      <text:list xml:id="list9130536096811315527" text:style-name="L6">
        <text:list-item>
          <text:p text:style-name="P11">Angreifende Einheit schlägt mit Kampfstärke zu danach verteidigende Einheit mit</text:p>
          <text:p text:style-name="P11"><text:span text:style-name="T3">verbleibender</text:span> Kampfstärke zurück wenn möglich(d.h. nicht zerstört, auch s. Kampfmodi)</text:p>
        </text:list-item>
        <text:list-item>
          <text:p text:style-name="P11">Schere Stein Papier Prinzip möglich (verschiedener Schadensmultiplikator einer Einheit</text:p>
          <text:p text:style-name="P11">gegen verschiedene Gegnertypen denkbar)</text:p>
        </text:list-item>
        <text:list-item>
          <text:p text:style-name="P11">Kampfmodi möglich (Kampf aus Reichweite, Kampf ohne Gegenschlag, …)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6-02T09:58:41.998805661</meta:creation-date>
    <dc:date>2016-06-02T10:55:32.613441299</dc:date>
    <dc:creator>Felix </dc:creator>
    <meta:editing-duration>PT41M2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246" meta:character-count="1738" meta:non-whitespace-character-count="1559"/>
  </office:meta>
</office:document-meta>
</file>